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Tavallinen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2">
      <style:paragraph-properties fo:text-align="justify" style:justify-single-word="false"/>
    </style:style>
    <style:style style:name="P4" style:family="paragraph" style:parent-style-name="Text_20_body" style:list-style-name="L3">
      <style:paragraph-properties fo:text-align="justify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text-underline-style="solid" style:text-underline-type="double" style:text-underline-width="auto" style:text-underline-color="font-color"/>
    </style:style>
    <style:style style:name="P7" style:family="paragraph" style:parent-style-name="Text_20_body">
      <style:paragraph-properties fo:margin-left="1.251cm" fo:margin-right="0cm" fo:text-indent="0cm" style:auto-text-indent="false"/>
    </style:style>
    <style:style style:name="P8" style:family="paragraph" style:parent-style-name="Text_20_body">
      <style:paragraph-properties fo:margin-left="1.251cm" fo:margin-right="0cm" fo:text-align="start" style:justify-single-word="false" fo:text-indent="0cm" style:auto-text-indent="false"/>
    </style:style>
    <style:style style:name="P9" style:family="paragraph" style:parent-style-name="Text_20_body" style:list-style-name="L4">
      <style:paragraph-properties fo:margin-left="1.251cm" fo:margin-right="0cm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11" style:family="paragraph" style:parent-style-name="Text_20_body" style:list-style-name="L5">
      <style:paragraph-properties fo:margin-left="1.251cm" fo:margin-right="0cm" fo:text-indent="0cm" style:auto-text-indent="false"/>
    </style:style>
    <style:style style:name="P12" style:family="paragraph" style:parent-style-name="Text_20_body" style:list-style-name="L4">
      <style:paragraph-properties fo:margin-left="1.251cm" fo:margin-right="0cm" fo:margin-top="0cm" fo:margin-bottom="0cm" fo:text-align="start" style:justify-single-word="false" fo:text-indent="0cm" style:auto-text-indent="false"/>
    </style:style>
    <style:style style:name="P13" style:family="paragraph" style:parent-style-name="Text_20_body" style:list-style-name="L5">
      <style:paragraph-properties fo:margin-left="1.251cm" fo:margin-right="0cm" fo:margin-top="0cm" fo:margin-bottom="0cm" fo:text-indent="0cm" style:auto-text-indent="fals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Heading_20_2">
      <style:text-properties fo:font-weight="bold" style:font-weight-asian="bold" style:font-weight-complex="bold"/>
    </style:style>
    <style:style style:name="P17" style:family="paragraph" style:parent-style-name="Heading_20_1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APRX software Requirement Specification</text:h>
      <text:p text:style-name="P1">This is <text:span text:style-name="T1">Requirement Specification</text:span><text:span text:style-name="T2"> for a software serving in Amateur Radio APRS service.</text:span></text:p>
      <text:p text:style-name="P1"><text:span text:style-name="T2">Reader is assumed to be proficient with used terminology, and they are not usually explained here.</text:span></text:p>
      <text:p text:style-name="P6"/>
      <text:h text:style-name="P15" text:outline-level="2">Purpose:</text:h>
      <text:p text:style-name="P1">This describes algorithmic, IO-, and environmental requirements for a software doing any combination of following three tasks related to APRS service:</text:p>
      <text:list xml:id="list1377447092" text:style-name="L1">
        <text:list-item>
          <text:p text:style-name="P2">Listen on messages with a radio, and pass them to APRSIS network service</text:p>
        </text:list-item>
        <text:list-item>
          <text:p text:style-name="P2">Listen on messages with a radio, and selectively re-send them on radio</text:p>
        </text:list-item>
        <text:list-item>
          <text:p text:style-name="P2">Receive messages from APRSIS network, and after selective filtering, send some of them on radio</text:p>
        </text:list-item>
      </text:list>
      <text:p text:style-name="P1"/>
      <text:h text:style-name="P15" text:outline-level="2">Usage Environments:</text:h>
      <text:p text:style-name="P1">The <text:s/><text:span text:style-name="T3">aprx</text:span><text:span text:style-name="T4"> <text:s/>software can be used in several kinds of environments to handle multiple tasks associated with local APRS network infrastructure tasks.</text:span></text:p>
      <text:list xml:id="list1846191298" text:style-name="L2">
        <text:list-item>
          <text:p text:style-name="P3"><text:span text:style-name="T4">License-free Receive-Only (RX) i-gate, to add more “ears” to hear packets, and to pipe them to APRSIS</text:span></text:p>
        </text:list-item>
        <text:list-item>
          <text:p text:style-name="P3"><text:span text:style-name="T4">Licensed bidirectional i-gate, selectively passing messages from radio channels to APRSIS, and from APRSIS to radio channels, but not repeating packets heard on a radio channel back to a radio channel.</text:span></text:p>
        </text:list-item>
        <text:list-item>
          <text:p text:style-name="P3"><text:span text:style-name="T4">Licensed bidirectional i-gate plus selectively re-sending of packets heard on radio channels <text:s/>back to radio channels</text:span></text:p>
        </text:list-item>
        <text:list-item>
          <text:p text:style-name="P3"><text:span text:style-name="T4">Licensed system for selectively re-sending of packets heard on radio channels back to radio channels, and this without bidirectional i-gate service.</text:span></text:p>
        </text:list-item>
        <text:list-item>
          <text:p text:style-name="P3"><text:span text:style-name="T4">Licensed system for selectively re-sending of packets heard on radio channels back to radio channels, and doing with with “receive only” i-gate, so passing information heard on radio channel to APRSIS, and not the other way at all.</text:span></text:p>
        </text:list-item>
      </text:list>
      <text:p text:style-name="P1"><text:span text:style-name="T4"/></text:p>
      <text:p text:style-name="P1"><text:span text:style-name="T4"/></text:p>
      <text:p text:style-name="P1"><text:span text:style-name="T4">In more common case, there is single radio and single TNC attached to digibeating (re-sending), in more challenging cases there are multiple receivers all around, and very few transmitters. <text:s/>Truly challenging systems operate on multiple radio channels. <text:s/>As single-TNC and single-radio systems are just simple special cases of these complex systems, we consider the complex ones:</text:span></text:p>
      <text:list xml:id="list696850208" text:style-name="L3">
        <text:list-item>
          <text:p text:style-name="P4"><text:span text:style-name="T4">3 different frequencies + in use, traffic is being relayed in between them, and the APRSIS network.</text:span></text:p>
        </text:list-item>
        <text:list-item>
          <text:p text:style-name="P4"><text:span text:style-name="T4">On each frequency there are multiple receivers, and one well placed transmitter.</text:span></text:p>
        </text:list-item>
      </text:list>
      <text:p text:style-name="P1"><text:span text:style-name="T4"/></text:p>
      <text:h text:style-name="P16" text:outline-level="2"><text:soft-page-break/>Treatment rules:</text:h>
      <text:p text:style-name="P1"><text:span text:style-name="T4">Generally: All receivers report what they hear straight to APRSIS, after small amount of filtering of junk messages, and things which explicitly state that they should not be sent to APRSIS.</text:span></text:p>
      <text:p text:style-name="P1"><text:span text:style-name="T4">General rules for these receiving filters are described here:</text:span></text:p>
      <text:p text:style-name="P5"><text:a xlink:type="simple" xlink:href="http://www.aprs-is.net/IGateDetails.aspx"><text:span text:style-name="T4">http://www.aprs-is.net/IGateDetails.aspx</text:span></text:a></text:p>
      <text:p text:style-name="P14"><text:span text:style-name="T4"/></text:p>
      <text:p text:style-name="P8"><text:span text:style-name="T4">Gate all packets heard on RF to the Internet EXCEPT</text:span></text:p>
      <text:list xml:id="list624065476" text:style-name="L4">
        <text:list-item>
          <text:p text:style-name="P12">3rd-party packets (data type '}' ).<text:line-break/>3rd-party packets should have all before and including the data type stripped and then the packet should be processed again starting with step 1 again. </text:p>
        </text:list-item>
        <text:list-item>
          <text:p text:style-name="P12">generic queries (data type '?' ). </text:p>
        </text:list-item>
        <text:list-item>
          <text:p text:style-name="P9">packets with TCPIP, TCPXX, NOGATE, or RFONLY in the header (last 2 are optional). </text:p>
        </text:list-item>
      </text:list>
      <text:p text:style-name="P1"><text:span text:style-name="T4"/></text:p>
      <text:p text:style-name="P10"><text:span text:style-name="T4">Gate message packets and associated posits to RF if</text:span></text:p>
      <text:list xml:id="list180840334" text:style-name="L5">
        <text:list-item>
          <text:p text:style-name="P13">the receiving station has been heard within range within a predefined time period (range defined as digi hops, distance, or both). </text:p>
        </text:list-item>
        <text:list-item>
          <text:p text:style-name="P13">the sending station has not been heard via RF within a predefined time period (packets gated from the Internet by other stations are excluded from this test). </text:p>
        </text:list-item>
        <text:list-item>
          <text:p text:style-name="P13">the sending station does not have TCPXX, NOGATE, or RFONLY in the header. </text:p>
        </text:list-item>
        <text:list-item>
          <text:p text:style-name="P11">the sending station has not been heard via the Internet within a predefined time period.<text:line-break/>A station is said to be heard via the Internet if packets from the station contain TCPIP* or TCPXX* in the header or if gated (3rd-party) packets are seen on RF gated by the station and containing TCPIP or TCPXX in the 3rd-party header (in other words, the station is seen on RF as being an IGate). </text:p>
        </text:list-item>
      </text:list>
      <text:p text:style-name="P7">Gate all packets to RF based on criteria set by the sysop (such as callsign, object name, etc.).</text:p>
      <text:p text:style-name="P1"><text:span text:style-name="T4"/></text:p>
      <text:p text:style-name="P1"><text:span text:style-name="T4">With more advanced looking inside frames to be relayed, the digibeater can use filtering rules, like “packet reports a position that is too far from my service area.”</text:span></text:p>
      <text:p text:style-name="P1"><text:span text:style-name="T4"/></text:p>
      <text:p text:style-name="P1"><text:span text:style-name="T4">From multiple receivers + single (or fewer) transmitter(s) follows, than when a more usual system does not hear what it sent out itself, this one will hear, and its receivers must have a way to ignore a frame it sent out itself a moment ago.</text:span></text:p>
      <text:p text:style-name="P1"><text:span text:style-name="T4">Without explicit “ignore what I just sent” filtering, an APRS packet will get reported twice to APRSIS:</text:span></text:p>
      <text:p text:style-name="P1"><text:span text:style-name="T4"><text:tab/> <text:s/>rx -&gt; igate-to-aprsis + digi -&gt; tx -&gt; rx -&gt; igate-to-aprsis + digi (dupe stops)</text:span></text:p>
      <text:p text:style-name="P1"><text:span text:style-name="T4">Digibeating will use common packet duplication testing to sent similar frame out only once per given time interval (normally 30 seconds.)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Tavallinen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beration Sans1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i KP20NG</meta:initial-creator>
    <meta:creation-date>2009-08-26T20:55:51</meta:creation-date>
    <dc:date>2009-08-26T21:47:02</dc:date>
    <dc:creator>Matti KP20NG</dc:creator>
    <meta:editing-duration>PT00H51M12S</meta:editing-duration>
    <meta:editing-cycles>26</meta:editing-cycles>
    <meta:generator>OpenOffice.org/3.1$Unix OpenOffice.org_project/310m19$Build-9420</meta:generator>
    <meta:document-statistic meta:table-count="0" meta:image-count="0" meta:object-count="0" meta:page-count="2" meta:paragraph-count="37" meta:word-count="738" meta:character-count="4462"/>
  </office:meta>
</office:document-meta>
</file>